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 style:list-style-name="L1">
      <style:text-properties fo:language="en" fo:country="US" officeooo:rsid="001f133f" officeooo:paragraph-rsid="001f133f"/>
    </style:style>
    <style:style style:name="P3" style:family="paragraph" style:parent-style-name="Text_20_body" style:list-style-name="L1">
      <style:text-properties fo:language="en" fo:country="US" officeooo:rsid="001f96fd" officeooo:paragraph-rsid="001f96fd"/>
    </style:style>
    <style:style style:name="P4" style:family="paragraph" style:parent-style-name="Text_20_body" style:list-style-name="L1">
      <style:text-properties fo:language="en" fo:country="US" fo:font-style="italic" officeooo:rsid="001f96fd" officeooo:paragraph-rsid="001f96fd" style:font-style-asian="italic" style:font-style-complex="italic"/>
    </style:style>
    <style:style style:name="P5" style:family="paragraph" style:parent-style-name="Text_20_body" style:list-style-name="L1">
      <style:text-properties fo:language="en" fo:country="US" fo:font-style="normal" officeooo:rsid="00217a94" officeooo:paragraph-rsid="00217a94" style:font-style-asian="normal" style:font-style-complex="normal"/>
    </style:style>
    <style:style style:name="P6" style:family="paragraph" style:parent-style-name="Text_20_body" style:list-style-name="L1">
      <style:text-properties style:font-name="Liberation Serif" fo:language="en" fo:country="US" fo:font-style="italic" fo:font-weight="normal" officeooo:rsid="001f96fd" officeooo:paragraph-rsid="001f96fd" style:font-style-asian="italic" style:font-weight-asian="normal" style:font-style-complex="italic" style:font-weight-complex="normal"/>
    </style:style>
    <style:style style:name="P7" style:family="paragraph" style:parent-style-name="Text_20_body" style:list-style-name="L1">
      <style:text-properties style:font-name="Liberation Serif" fo:language="en" fo:country="US" fo:font-style="normal" fo:font-weight="normal" officeooo:rsid="00217a94" officeooo:paragraph-rsid="00217a94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>
      <style:text-properties style:font-name="Liberation Serif" fo:language="en" fo:country="US" fo:font-style="normal" officeooo:rsid="00217a94" officeooo:paragraph-rsid="00217a94" style:font-style-asian="normal" style:font-style-complex="normal"/>
    </style:style>
    <style:style style:name="P9" style:family="paragraph" style:parent-style-name="Text_20_body" style:list-style-name="L1">
      <style:text-properties style:font-name="Liberation Serif" fo:language="en" fo:country="US" fo:font-style="normal" officeooo:rsid="00223bfb" officeooo:paragraph-rsid="00223bfb" style:font-style-asian="normal" style:font-style-complex="normal"/>
    </style:style>
    <style:style style:name="P10" style:family="paragraph" style:parent-style-name="Text_20_body" style:list-style-name="L1">
      <style:text-properties style:font-name="Liberation Mono" fo:language="en" fo:country="US" fo:font-style="normal" officeooo:rsid="00217a94" officeooo:paragraph-rsid="00217a94" style:font-style-asian="normal" style:font-style-complex="normal"/>
    </style:style>
    <style:style style:name="P11" style:family="paragraph" style:parent-style-name="Text_20_body" style:list-style-name="L1">
      <style:text-properties style:font-name="Liberation Mono" fo:language="en" fo:country="US" fo:font-style="normal" fo:font-weight="normal" officeooo:rsid="00217a94" officeooo:paragraph-rsid="00217a94" style:font-style-asian="normal" style:font-weight-asian="normal" style:font-style-complex="normal" style:font-weight-complex="normal"/>
    </style:style>
    <style:style style:name="P12" style:family="paragraph" style:parent-style-name="Text_20_body" style:list-style-name="L1">
      <style:text-properties style:font-name="Liberation Mono" fo:language="en" fo:country="US" fo:font-style="normal" officeooo:rsid="00223bfb" officeooo:paragraph-rsid="00223bfb" style:font-style-asian="normal" style:font-style-complex="normal"/>
    </style:style>
    <style:style style:name="P13" style:family="paragraph" style:parent-style-name="Text_20_body" style:list-style-name="L1">
      <style:text-properties style:font-name="Liberation Mono" fo:language="en" fo:country="US" fo:font-style="normal" officeooo:rsid="00258761" officeooo:paragraph-rsid="00258761" style:font-style-asian="normal" style:font-style-complex="normal"/>
    </style:style>
    <style:style style:name="P14" style:family="paragraph" style:parent-style-name="Text_20_body" style:list-style-name="L1">
      <style:text-properties style:font-name="Liberation Mono" fo:language="en" fo:country="US" fo:font-style="normal" officeooo:rsid="0025af2c" officeooo:paragraph-rsid="0025af2c" style:font-style-asian="normal" style:font-style-complex="normal"/>
    </style:style>
    <style:style style:name="P15" style:family="paragraph" style:parent-style-name="Text_20_body" style:list-style-name="L1">
      <style:paragraph-properties style:writing-mode="lr-tb"/>
      <style:text-properties style:font-name="Liberation Mono" fo:language="en" fo:country="US" fo:font-style="normal" officeooo:rsid="0027acdd" officeooo:paragraph-rsid="0027acdd" style:font-style-asian="normal" style:font-style-complex="normal"/>
    </style:style>
    <style:style style:name="P16" style:family="paragraph" style:parent-style-name="Text_20_body" style:list-style-name="L1">
      <style:text-properties style:font-name="Liberation Serif" fo:language="en" fo:country="US" fo:font-style="normal" officeooo:rsid="00258761" officeooo:paragraph-rsid="00258761" style:font-style-asian="normal" style:font-style-complex="normal"/>
    </style:style>
    <style:style style:name="P17" style:family="paragraph" style:parent-style-name="Text_20_body" style:list-style-name="L1">
      <style:text-properties style:font-name="Liberation Serif" fo:language="en" fo:country="US" fo:font-style="normal" officeooo:rsid="0025af2c" officeooo:paragraph-rsid="0025af2c" style:font-style-asian="normal" style:font-style-complex="normal"/>
    </style:style>
    <style:style style:name="P18" style:family="paragraph" style:parent-style-name="Text_20_body" style:list-style-name="L1">
      <style:paragraph-properties style:writing-mode="lr-tb"/>
      <style:text-properties style:font-name="Liberation Serif" fo:language="en" fo:country="US" fo:font-style="normal" officeooo:rsid="0025af2c" officeooo:paragraph-rsid="0025af2c" style:font-style-asian="normal" style:font-style-complex="normal"/>
    </style:style>
    <style:style style:name="P19" style:family="paragraph" style:parent-style-name="Text_20_body" style:list-style-name="L1">
      <style:paragraph-properties style:writing-mode="lr-tb"/>
      <style:text-properties style:font-name="Liberation Serif" fo:language="en" fo:country="US" fo:font-style="normal" officeooo:rsid="0027acdd" officeooo:paragraph-rsid="0027acdd" style:font-style-asian="normal" style:font-style-complex="normal"/>
    </style:style>
    <style:style style:name="P20" style:family="paragraph" style:parent-style-name="Text_20_body" style:list-style-name="L1">
      <style:text-properties style:font-name="Liberation Serif" fo:language="en" fo:country="US" fo:font-style="italic" officeooo:rsid="0025af2c" officeooo:paragraph-rsid="0025af2c" style:font-style-asian="italic" style:font-style-complex="italic"/>
    </style:style>
    <style:style style:name="T1" style:family="text">
      <style:text-properties officeooo:rsid="001f96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3bfb" style:font-weight-asian="normal" style:font-weight-complex="normal"/>
    </style:style>
    <style:style style:name="T5" style:family="text">
      <style:text-properties fo:font-weight="normal" officeooo:rsid="00258761" style:font-weight-asian="normal" style:font-weight-complex="normal"/>
    </style:style>
    <style:style style:name="T6" style:family="text">
      <style:text-properties fo:font-weight="normal" officeooo:rsid="0027acdd" style:font-weight-asian="normal" style:font-weight-complex="normal"/>
    </style:style>
    <style:style style:name="T7" style:family="text">
      <style:text-properties style:font-name="Liberation Mono" fo:font-weight="normal" style:font-weight-asian="normal" style:font-weight-complex="normal"/>
    </style:style>
    <style:style style:name="T8" style:family="text">
      <style:text-properties style:font-name="Liberation Mono" fo:font-weight="bold" style:font-weight-asian="bold" style:font-weight-complex="bold"/>
    </style:style>
    <style:style style:name="T9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style:font-name="Liberation Mono" fo:font-weight="normal" style:font-weight-asian="normal" style:font-weight-complex="normal"/>
    </style:style>
    <style:style style:name="T15" style:family="text">
      <style:text-properties style:font-name="Liberation Mono" fo:font-weight="normal" officeooo:rsid="0027acdd" style:font-weight-asian="normal" style:font-weight-complex="normal"/>
    </style:style>
    <text:list-style style:name="L1">
      <text:list-level-style-number text:level="1" text:style-name="Numbering_20_Symbols" loext:num-list-format="4.%1%" style:num-prefix="4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lf-Review Exerci<text:span text:style-name="T1">s</text:span>es</text:h>
      <text:list text:style-name="L1">
        <text:list-item>
          <text:p text:style-name="P2">Fill in the blanks <text:span text:style-name="T1">in each of the following statements.</text:span></text:p>
          <text:list>
            <text:list-item>
              <text:p text:style-name="P3">Counter controlled repetition is also known as <text:span text:style-name="T2">definite</text:span><text:span text:style-name="T3"> repetition because it’s known in advance how many times the loop will be executed.</text:span></text:p>
            </text:list-item>
            <text:list-item>
              <text:p text:style-name="P3"><text:span text:style-name="T3">Sentinel-controlled repetition is also known as </text:span><text:span text:style-name="T2">indefinite</text:span><text:span text:style-name="T3"> repetition because it’s not known in advance how many times the loop will be executed.</text:span></text:p>
            </text:list-item>
            <text:list-item>
              <text:p text:style-name="P3"><text:span text:style-name="T3">In counter-controlled repetition, a(n) </text:span><text:span text:style-name="T2">control variable </text:span><text:span text:style-name="T3">is used to count the number of times a group of instructions should be repeated.</text:span></text:p>
            </text:list-item>
            <text:list-item>
              <text:p text:style-name="P3"><text:span text:style-name="T3">The </text:span><text:span text:style-name="T2">continue</text:span><text:span text:style-name="T3"> statement, when executed in a repetition statement, causes the next iteration of the loop to be performed immediately.</text:span></text:p>
            </text:list-item>
            <text:list-item>
              <text:p text:style-name="P3"><text:span text:style-name="T3">The </text:span><text:span text:style-name="T2">break</text:span><text:span text:style-name="T3"> statement, when executed in a repetition statement or a </text:span><text:span text:style-name="T7">switch</text:span><text:span text:style-name="T3">, causes an immediate exit from the statement.</text:span></text:p>
            </text:list-item>
            <text:list-item>
              <text:p text:style-name="P3"><text:span text:style-name="T3">The </text:span><text:span text:style-name="T8">switch </text:span><text:span text:style-name="T2">selection statement </text:span><text:span text:style-name="T3">is used to test a particular variable or expression for each of the constant integral values it may assume.</text:span></text:p>
            </text:list-item>
          </text:list>
        </text:list-item>
        <text:list-item>
          <text:p text:style-name="P3"><text:span text:style-name="T3">State whether the following are </text:span><text:span text:style-name="T10">true</text:span><text:span text:style-name="T11"> or </text:span><text:span text:style-name="T10">false</text:span><text:span text:style-name="T11">. If the answer is </text:span><text:span text:style-name="T10">false</text:span><text:span text:style-name="T11">, explain why.</text:span></text:p>
          <text:list>
            <text:list-item>
              <text:p text:style-name="P3"><text:span text:style-name="T11">The </text:span><text:span text:style-name="T9">default</text:span><text:span text:style-name="T11"> case is required in the </text:span><text:span text:style-name="T9">switch</text:span><text:span text:style-name="T11"> selection statement.</text:span></text:p>
              <text:p text:style-name="P4"><text:span text:style-name="T3">False.</text:span><text:span text:style-name="T11"> The </text:span><text:span text:style-name="T9">default</text:span><text:span text:style-name="T11"> is not required, but in most cases it is good to have a default case to handle the other conditions that were not defined in the other cases.</text:span></text:p>
            </text:list-item>
            <text:list-item>
              <text:p text:style-name="P4"><text:span text:style-name="T11">The </text:span><text:span text:style-name="T9">break</text:span><text:span text:style-name="T11"> statement is required in the </text:span><text:span text:style-name="T9">switch</text:span><text:span text:style-name="T12"> </text:span><text:span text:style-name="T11">selection statement.</text:span></text:p>
              <text:p text:style-name="P4"><text:span text:style-name="T3">False.</text:span><text:span text:style-name="T11"> The </text:span><text:span text:style-name="T9">break </text:span><text:span text:style-name="T12">statement is not required in the </text:span><text:span text:style-name="T9">switch</text:span><text:span text:style-name="T12">, but if it’s not present in the case selected the program will run all the subsequent cases after the case selected that does not present a break too.</text:span></text:p>
            </text:list-item>
            <text:list-item>
              <text:p text:style-name="P4"><text:span text:style-name="T12">The expression (</text:span><text:span text:style-name="T9">x &gt; y &amp;&amp; a &lt; b</text:span><text:span text:style-name="T12">) is true if either </text:span><text:span text:style-name="T9">x &gt; y</text:span><text:span text:style-name="T12"> is true or </text:span><text:span text:style-name="T9">a &lt; b </text:span><text:span text:style-name="T12">is true.</text:span></text:p>
              <text:p text:style-name="P4"><text:span text:style-name="T13">False</text:span><text:span text:style-name="T12">. Both conditions must be true to the expression be true.</text:span></text:p>
            </text:list-item>
            <text:list-item>
              <text:p text:style-name="P4"><text:span text:style-name="T12">An expression containing the </text:span><text:span text:style-name="T9">||</text:span><text:span text:style-name="T12"> operator is true if either or both of its operands is true.</text:span></text:p>
              <text:p text:style-name="P6">True.</text:p>
            </text:list-item>
          </text:list>
        </text:list-item>
        <text:list-item>
          <text:p text:style-name="P7">Write a statement or a set of statements to accomplish each of the following tasks:</text:p>
          <text:list>
            <text:list-item>
              <text:p text:style-name="P5"><text:span text:style-name="T13">Sum the odd integers between 1 and 99 using a </text:span><text:span text:style-name="T7">for</text:span><text:span text:style-name="T13"> statement. Assume the integer variables </text:span><text:span text:style-name="T7">sum</text:span><text:span text:style-name="T13"> and </text:span><text:span text:style-name="T7">count</text:span><text:span text:style-name="T13"> have been defined.</text:span></text:p>
              <text:p text:style-name="P11">Sum = 0;</text:p>
              <text:p text:style-name="P11">for (count = 1; count &lt;= 99; count += 2)</text:p>
              <text:p text:style-name="P11">{</text:p>
              <text:list>
                <text:list-header>
                  <text:p text:style-name="P11">sum += count;</text:p>
                </text:list-header>
              </text:list>
              <text:p text:style-name="P11">}</text:p>
            </text:list-item>
            <text:list-item>
              <text:p text:style-name="P8"><text:soft-page-break/><text:span text:style-name="T3">Print the value 333.546372 in a field width of 15 characters with precision of 1, 2, 3, 4 and 5. Left justify the output. What are the five values that print?</text:span></text:p>
              <text:p text:style-name="P10"><text:span text:style-name="T3">printf("%-15.1f\n", number); // </text:span><text:span text:style-name="T4">prints 333.5</text:span></text:p>
              <text:p text:style-name="P10"><text:span text:style-name="T3">printf("%-15.2f\n", number); // </text:span><text:span text:style-name="T4">prints 333.55</text:span></text:p>
              <text:p text:style-name="P10"><text:span text:style-name="T3">printf("%-15.3f\n", number); // </text:span><text:span text:style-name="T4">prints 333.546</text:span></text:p>
              <text:p text:style-name="P10"><text:span text:style-name="T3">printf("%-15.4f\n", number); // </text:span><text:span text:style-name="T4">prints 333.5464</text:span></text:p>
              <text:p text:style-name="P10"><text:span text:style-name="T3">printf("%-15.5f\n", number); // </text:span><text:span text:style-name="T4">prints 333.54639</text:span></text:p>
            </text:list-item>
            <text:list-item>
              <text:p text:style-name="P9"><text:span text:style-name="T3">Calculate the value of 2.5 raised to the power of 3 using the pow function. Print the result with a precision of 2 in a field width of 10 positions. What is the value that prints?</text:span></text:p>
              <text:p text:style-name="P12"><text:span text:style-name="T3">printf("%10.2f\n", pow(2.5, 3)); // </text:span><text:span text:style-name="T5">prints 15.62</text:span></text:p>
            </text:list-item>
            <text:list-item>
              <text:p text:style-name="P16"><text:span text:style-name="T3">Print the integers from 1 to 20 using a </text:span><text:span text:style-name="T7">while</text:span><text:span text:style-name="T3"> loop and the counter variable </text:span><text:span text:style-name="T7">x</text:span><text:span text:style-name="T3">. Assume that the variable </text:span><text:span text:style-name="T7">x</text:span><text:span text:style-name="T3"> has been defined, but not initialized. Print only five integers per line. [</text:span><text:span text:style-name="T10">Hint:</text:span><text:span text:style-name="T3"> Use the calculation </text:span><text:span text:style-name="T7">x % 5</text:span><text:span text:style-name="T3">. When the value of this is 0, print a newline character, otherwise print a tab character.]</text:span></text:p>
              <text:p text:style-name="P13"><text:span text:style-name="T3">x = 1;</text:span></text:p>
              <text:p text:style-name="P13"><text:span text:style-name="T3">while(x &lt;= 20)</text:span></text:p>
              <text:p text:style-name="P13"><text:span text:style-name="T3">{</text:span></text:p>
              <text:p text:style-name="P13"><text:span text:style-name="T3"><text:s text:c="4"/>printf("%u", x);</text:span></text:p>
              <text:p text:style-name="P13"><text:span text:style-name="T3"><text:s text:c="4"/>if(x % 5 == 0)</text:span></text:p>
              <text:p text:style-name="P13"><text:span text:style-name="T3"><text:s text:c="3"/>{</text:span></text:p>
              <text:p text:style-name="P13"><text:span text:style-name="T3"><text:s text:c="8"/>printf("\n");</text:span></text:p>
              <text:p text:style-name="P13"><text:span text:style-name="T3"><text:s text:c="4"/>}</text:span></text:p>
              <text:p text:style-name="P13"><text:span text:style-name="T3"><text:s text:c="4"/>else</text:span></text:p>
              <text:p text:style-name="P13"><text:span text:style-name="T3"><text:s text:c="4"/>{</text:span></text:p>
              <text:p text:style-name="P13"><text:span text:style-name="T3"><text:s text:c="9"/>printf("\t");</text:span></text:p>
              <text:p text:style-name="P13"><text:span text:style-name="T3"><text:s text:c="4"/>}</text:span></text:p>
              <text:p text:style-name="P13"><text:span text:style-name="T3"><text:s text:c="4"/>x++;</text:span></text:p>
              <text:p text:style-name="P13"><text:span text:style-name="T3">}</text:span></text:p>
            </text:list-item>
            <text:list-item>
              <text:p text:style-name="P17"><text:span text:style-name="T3">Repeat Exercise 4.3(d) using a </text:span><text:span text:style-name="T7">for </text:span><text:span text:style-name="T3">statement.</text:span></text:p>
              <text:p text:style-name="P14"><text:span text:style-name="T3">for(x = 1; x &lt;= 20; x++)</text:span></text:p>
              <text:p text:style-name="P14"><text:span text:style-name="T3">{</text:span></text:p>
            </text:list-item>
          </text:list>
          <text:p text:style-name="P14"><text:span text:style-name="T3"><text:s text:c="6"/>printf("%u", x);</text:span></text:p>
          <text:list text:continue-numbering="true">
            <text:list-header>
              <text:p text:style-name="P14"><text:span text:style-name="T3"><text:s text:c="3"/>if(x % 5 == 0)</text:span></text:p>
              <text:p text:style-name="P14"><text:soft-page-break/><text:span text:style-name="T3"><text:s text:c="4"/>{</text:span></text:p>
              <text:p text:style-name="P14"><text:span text:style-name="T3"><text:s text:c="8"/>printf("\n");</text:span></text:p>
              <text:p text:style-name="P14"><text:span text:style-name="T3"><text:s text:c="4"/>}</text:span></text:p>
              <text:p text:style-name="P14"><text:span text:style-name="T3"><text:s text:c="4"/>else</text:span></text:p>
              <text:p text:style-name="P14"><text:span text:style-name="T3"><text:s text:c="4"/>{</text:span></text:p>
              <text:p text:style-name="P14"><text:span text:style-name="T3"><text:s text:c="7"/>printf("\t");</text:span></text:p>
              <text:p text:style-name="P14"><text:span text:style-name="T3"><text:s text:c="4"/>}</text:span></text:p>
              <text:p text:style-name="P14"><text:span text:style-name="T3">}</text:span></text:p>
            </text:list-header>
          </text:list>
        </text:list-item>
        <text:list-item>
          <text:p text:style-name="P17"><text:span text:style-name="T3">Find the error in each of the following code segments and explain how to correct it.</text:span></text:p>
          <text:list>
            <text:list-item>
              <text:p text:style-name="P14"><text:span text:style-name="T3">X = 1;</text:span></text:p>
              <text:p text:style-name="P14"><text:span text:style-name="T3">while (x &lt;= 10);</text:span></text:p>
              <text:p text:style-name="P14"><text:span text:style-name="T3"><text:s text:c="3"/>++x;</text:span></text:p>
              <text:p text:style-name="P14"><text:span text:style-name="T3">}</text:span></text:p>
              <text:p text:style-name="P20"><text:span text:style-name="T3">Error: there is a semicolon after the while statement. </text:span></text:p>
              <text:p text:style-name="P20"><text:span text:style-name="T3">Correction: We should remove the semicolon and place a brace in it’s place.</text:span></text:p>
            </text:list-item>
            <text:list-item>
              <text:p text:style-name="P14"><text:span text:style-name="T3">for (y = .1; y != 1.0; y += .1)</text:span></text:p>
              <text:p text:style-name="P14"><text:span text:style-name="T3"><text:s text:c="3"/>printf(“%f\n”, y);</text:span></text:p>
              <text:p text:style-name="P18"><text:span text:style-name="T6">Error</text:span><text:span text:style-name="T3">: </text:span><text:span text:style-name="T6">Using a floating-point number to control a </text:span><text:span text:style-name="T15">for</text:span><text:span text:style-name="T6"> repetition statement.</text:span></text:p>
              <text:p text:style-name="P19"><text:span text:style-name="T3">Correction: Use an integer, and perform the proper calculation to get the values you desire.</text:span></text:p>
              <text:p text:style-name="P15"><text:span text:style-name="T3">for (y = 1; y != 10; y++)</text:span></text:p>
              <text:p text:style-name="P15"><text:span text:style-name="T3"><text:s text:c="3"/>printf(“%f\n”, (float)y / 10);</text:span></text:p>
            </text:list-item>
            <text:list-item>
              <text:p text:style-name="P15"><text:span text:style-name="T3">switch (n) {</text:span></text:p>
              <text:p text:style-name="P15"><text:span text:style-name="T3"><text:s text:c="3"/>case 1:</text:span></text:p>
              <text:p text:style-name="P15"><text:span text:style-name="T3"><text:s text:c="6"/>puts(“The number is 1”);</text:span></text:p>
              <text:p text:style-name="P15"><text:span text:style-name="T3"><text:s text:c="3"/>case 2:</text:span></text:p>
              <text:p text:style-name="P15"><text:span text:style-name="T3"><text:s text:c="6"/>puts(“The number is 2”);</text:span></text:p>
              <text:p text:style-name="P15"><text:span text:style-name="T3"><text:s text:c="6"/>break;</text:span></text:p>
              <text:p text:style-name="P15"><text:span text:style-name="T3"><text:s text:c="3"/>default:</text:span></text:p>
              <text:p text:style-name="P15"><text:span text:style-name="T3"><text:s text:c="6"/>puts(“The number is not 1 or 2);</text:span></text:p>
              <text:p text:style-name="P15"><text:span text:style-name="T3"><text:s text:c="6"/>break;</text:span></text:p>
              <text:p text:style-name="P15"><text:span text:style-name="T3">}</text:span></text:p>
              <text:p text:style-name="P19"><text:soft-page-break/><text:span text:style-name="T3">Error: there is missing a break in the first case, when the variable n is equals to 1 the cases 1 and 2 will be entered.</text:span></text:p>
              <text:p text:style-name="P19"><text:span text:style-name="T3">Correction: Place a break after the puts in case 1.</text:span></text:p>
            </text:list-item>
            <text:list-item>
              <text:p text:style-name="P19"><text:span text:style-name="T3">The following code should print the values 1 to 10.</text:span></text:p>
              <text:p text:style-name="P15"><text:span text:style-name="T3">n = 1;</text:span></text:p>
              <text:p text:style-name="P15"><text:span text:style-name="T3">while (n &lt; 10)</text:span></text:p>
              <text:p text:style-name="P15"><text:span text:style-name="T3"><text:s text:c="3"/>printf(“ud “, n++);</text:span></text:p>
              <text:p text:style-name="P19"><text:span text:style-name="T3">Error: The while condition will make the program print the number from 1 to 9. And in printf the format string is not correct informed.</text:span></text:p>
              <text:p text:style-name="P19"><text:span text:style-name="T3">Correction: Use &lt;= rather than &lt;. And use “%u “ in the printf functio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7:03:45.200201741</meta:creation-date>
    <dc:date>2024-03-31T17:05:33.277975879</dc:date>
    <meta:editing-duration>PT3H8M20S</meta:editing-duration>
    <meta:editing-cycles>3</meta:editing-cycles>
    <meta:generator>LibreOffice/24.2.1.2$Linux_X86_64 LibreOffice_project/47cb2a8f5842ca5ed1da82b752a3c58b1b107b25</meta:generator>
    <meta:document-statistic meta:table-count="0" meta:image-count="0" meta:object-count="0" meta:page-count="4" meta:paragraph-count="91" meta:word-count="799" meta:character-count="4410" meta:non-whitespace-character-count="3581"/>
  </office:meta>
</office:document-meta>
</file>